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c65" officeooo:paragraph-rsid="001c8c65"/>
    </style:style>
    <style:style style:name="P2" style:family="paragraph" style:parent-style-name="Standard" style:list-style-name="L1">
      <style:text-properties officeooo:rsid="001c8c65" officeooo:paragraph-rsid="001c8c65"/>
    </style:style>
    <style:style style:name="P3" style:family="paragraph" style:parent-style-name="Standard" style:list-style-name="L1">
      <style:text-properties officeooo:rsid="001c8e15" officeooo:paragraph-rsid="001c8e15"/>
    </style:style>
    <style:style style:name="P4" style:family="paragraph" style:parent-style-name="Standard" style:list-style-name="L1">
      <style:text-properties officeooo:rsid="001d6163" officeooo:paragraph-rsid="001d6163"/>
    </style:style>
    <style:style style:name="P5" style:family="paragraph" style:parent-style-name="Standard">
      <style:text-properties officeooo:rsid="001d6163" officeooo:paragraph-rsid="001d6163"/>
    </style:style>
    <style:style style:name="P6" style:family="paragraph" style:parent-style-name="Standard">
      <style:text-properties officeooo:rsid="001e36c6" officeooo:paragraph-rsid="001e36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DD2</text:p>
      <text:p text:style-name="P1"/>
      <text:p text:style-name="P1"/>
      <text:p text:style-name="P1"/>
      <text:p text:style-name="P1"/>
      <text:p text:style-name="P1"/>
      <text:p text:style-name="P6">unit tests done after factory inclusion is finished</text:p>
      <text:list xml:id="list1777184921" text:style-name="L1">
        <text:list-item>
          <text:p text:style-name="P2">unit test for card</text:p>
        </text:list-item>
        <text:list-item>
          <text:p text:style-name="P2">unit test for RummyGame</text:p>
          <text:list>
            <text:list-item>
              <text:p text:style-name="P2">unit tests will be in each &lt;layer&gt;/unittest directory</text:p>
            </text:list-item>
            <text:list-item>
              <text:p text:style-name="P2">dont copy files in src or include folder</text:p>
            </text:list-item>
            <text:list-item>
              <text:p text:style-name="P2">doing unit tests means making a stub to substitute any modules and a driver which will create and invoke the unit </text:p>
            </text:list-item>
            <text:list-item>
              <text:p text:style-name="P3">a stub is needed if the code youre testing inherits, calls, constructs, or manipulates any other code.</text:p>
            </text:list-item>
          </text:list>
        </text:list-item>
        <text:list-item>
          <text:p text:style-name="P4">Plan the unit test before making stubs and drivers to test</text:p>
        </text:list-item>
      </text:list>
      <text:p text:style-name="P5"/>
      <text:p text:style-name="P5"/>
      <text:list xml:id="list202847105182031" text:continue-numbering="true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09:44:59.406525118</meta:creation-date>
    <dc:date>2020-11-05T20:28:45.046564212</dc:date>
    <meta:editing-duration>PT46M11S</meta:editing-duration>
    <meta:editing-cycles>1</meta:editing-cycles>
    <meta:document-statistic meta:table-count="0" meta:image-count="0" meta:object-count="0" meta:page-count="1" meta:paragraph-count="10" meta:word-count="94" meta:character-count="487" meta:non-whitespace-character-count="409"/>
    <meta:generator>LibreOffice/6.0.7.3$Linux_X86_64 LibreOffice_project/00m0$Build-3</meta:generator>
  </office:meta>
</office:document-meta>
</file>